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794cm" svg:height="0.889cm" svg:x="2.351cm" svg:y="6.691cm">
            <text:p text:style-name="P1">First CI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159cm" svg:height="0.889cm" svg:x="5.145cm" svg:y="6.691cm">
            <text:p text:style-name="P1">Siz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413cm" svg:height="0.889cm" svg:x="7.304cm" svg:y="6.691cm">
            <text:p text:style-name="P1">Offset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244cm" svg:height="1.216cm" svg:x="2.124cm" svg:y="5.602cm">
            <draw:text-box>
              <text:p>CBlock Index</text:p>
            </draw:text-box>
          </draw:frame>
          <draw:custom-shape draw:style-name="gr1" draw:text-style-name="P1" draw:layer="layout" svg:width="2.794cm" svg:height="0.889cm" svg:x="2.351cm" svg:y="7.58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5.145cm" svg:y="7.58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2.413cm" svg:height="0.889cm" svg:x="7.304cm" svg:y="7.58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794cm" svg:height="0.889cm" svg:x="2.351cm" svg:y="8.469cm">
            <text:p text:style-name="P1">10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5.145cm" svg:y="8.469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2.413cm" svg:height="0.889cm" svg:x="7.304cm" svg:y="8.46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794cm" svg:height="0.889cm" svg:x="2.351cm" svg:y="9.358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5.145cm" svg:y="9.358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889cm" svg:x="7.304cm" svg:y="9.358cm">
            <text:p text:style-name="P1">...</text:p>
            <draw:enhanced-geometry svg:viewBox="0 0 21600 21600" draw:type="rectangle" draw:enhanced-path="M 0 0 L 21600 0 21600 21600 0 21600 0 0 Z N"/>
          </draw:custom-shape>
          <draw:frame draw:style-name="gr2" draw:layer="layout" svg:width="4.033cm" svg:height="1.216cm" svg:x="11.48cm" svg:y="5.548cm">
            <draw:text-box>
              <text:p>CBlock Data</text:p>
            </draw:text-box>
          </draw:frame>
          <draw:custom-shape draw:style-name="gr3" draw:text-style-name="P1" draw:layer="layout" svg:width="7.747cm" svg:height="8.763cm" svg:x="11.749cm" svg:y="6.69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1.905cm" svg:height="0.889cm" svg:x="12.384cm" svg:y="7.199cm">
            <text:p text:style-name="P1">CI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14.289cm" svg:y="7.199cm">
            <text:p text:style-name="P1">Siz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889cm" svg:x="16.448cm" svg:y="7.199cm">
            <text:p text:style-name="P1">Dat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0.889cm" svg:x="12.384cm" svg:y="8.088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14.289cm" svg:y="8.088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889cm" svg:x="16.448cm" svg:y="8.088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0.889cm" svg:x="12.384cm" svg:y="8.977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14.289cm" svg:y="8.977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889cm" svg:x="16.448cm" svg:y="8.977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0.889cm" svg:x="12.384cm" svg:y="9.866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14.289cm" svg:y="9.866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889cm" svg:x="16.448cm" svg:y="9.866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4" draw:id="id4" draw:layer="layout" svg:width="1.905cm" svg:height="0.889cm" svg:x="12.384cm" svg:y="11.263cm">
            <text:p text:style-name="P1">CI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14.289cm" svg:y="11.263cm">
            <text:p text:style-name="P1">Siz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889cm" svg:x="16.448cm" svg:y="11.263cm">
            <text:p text:style-name="P1">Data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0.889cm" svg:x="12.384cm" svg:y="12.152cm">
            <text:p text:style-name="P1">10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14.289cm" svg:y="12.152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889cm" svg:x="16.448cm" svg:y="12.152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0.889cm" svg:x="12.384cm" svg:y="13.041cm">
            <text:p text:style-name="P1">10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14.289cm" svg:y="13.041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889cm" svg:x="16.448cm" svg:y="13.041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0.889cm" svg:x="12.384cm" svg:y="13.93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159cm" svg:height="0.889cm" svg:x="14.289cm" svg:y="13.93cm">
            <text:p text:style-name="P1">...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413cm" svg:height="0.889cm" svg:x="16.448cm" svg:y="13.93cm">
            <text:p text:style-name="P1">...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9.717cm" svg:y1="8.024cm" svg:x2="12.384cm" svg:y2="7.643cm" draw:start-shape="id1" draw:start-glue-point="1" draw:end-shape="id2" draw:end-glue-point="3" svg:d="m9717 8024h1333v-381h1334">
            <text:p/>
          </draw:connector>
          <draw:connector draw:style-name="gr4" draw:text-style-name="P1" draw:layer="layout" svg:x1="9.717cm" svg:y1="8.913cm" svg:x2="12.384cm" svg:y2="11.707cm" draw:start-shape="id3" draw:start-glue-point="1" draw:end-shape="id4" draw:end-glue-point="3" svg:d="m9717 8913h1333v2794h1334">
            <text:p/>
          </draw:connector>
          <draw:frame draw:style-name="gr2" draw:layer="layout" svg:width="4.066cm" svg:height="1.216cm" svg:x="2.097cm" svg:y="10.682cm">
            <draw:text-box>
              <text:p>Deletion Log</text:p>
            </draw:text-box>
          </draw:frame>
          <draw:custom-shape draw:style-name="gr1" draw:text-style-name="P1" draw:layer="layout" svg:width="2.794cm" svg:height="0.889cm" svg:x="2.351cm" svg:y="11.644cm">
            <text:p text:style-name="P1">CI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794cm" svg:height="0.889cm" svg:x="2.351cm" svg:y="12.533cm">
            <text:p text:style-name="P1">1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794cm" svg:height="0.889cm" svg:x="2.351cm" svg:y="13.422cm">
            <text:p text:style-name="P1">10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794cm" svg:height="0.889cm" svg:x="2.351cm" svg:y="14.311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draw:layer="layout" svg:width="18.669cm" svg:height="11.557cm" svg:x="1.762cm" svg:y="4.81cm">
          <text:p/>
          <draw:enhanced-geometry svg:viewBox="0 0 21600 21600" draw:text-areas="800 800 20800 20800" draw:type="round-rectangular-callout" draw:modifiers="12240.3856454205 -2276.24156428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3.429cm" svg:height="0.889cm" svg:x="1.635cm" svg:y="1.254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429cm" svg:height="1.778cm" svg:x="1.635cm" svg:y="2.143cm">
          <text:p text:style-name="P1">AS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1.684cm" svg:height="2.413cm" svg:x="7.477cm" svg:y="1.381cm">
          <text:p text:style-name="P2">DFS://snapshot/VM_ID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413cm" svg:height="0.762cm" svg:x="8.239cm" svg:y="2.778cm">
          <text:p text:style-name="P1"><text:span text:style-name="T1">Container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draw:layer="layout" svg:width="2.413cm" svg:height="0.762cm" svg:x="11.033cm" svg:y="2.778cm">
          <text:p text:style-name="P1"><text:span text:style-name="T1">Container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draw:layer="layout" svg:width="2.413cm" svg:height="0.762cm" svg:x="16.113cm" svg:y="2.778cm">
          <text:p text:style-name="P1"><text:span text:style-name="T1">Container 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layer="layout" svg:width="1.031cm" svg:height="0.962cm" svg:x="14.208cm" svg:y="2.651cm">
          <draw:text-box>
            <text:p>...</text:p>
          </draw:text-box>
        </draw:frame>
        <draw:custom-shape draw:style-name="gr3" draw:text-style-name="P1" draw:layer="layout" svg:width="2.159cm" svg:height="0.635cm" svg:x="5.191cm" svg:y="2.6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0T16:18:11</meta:creation-date>
    <dc:date>2012-08-24T00:51:16</dc:date>
    <meta:editing-duration>PT22H22M39S</meta:editing-duration>
    <meta:editing-cycles>4</meta:editing-cycles>
    <meta:generator>LibreOffice/3.6$MacOSX_x86 LibreOffice_project/932b512-69e3009-7a10e5c-fc86223-a55908</meta:generator>
    <meta:document-statistic meta:object-count="56"/>
  </office:meta>
</office:document-meta>
</file>